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svg:font-family="Helvetica"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color="#ED7D31" fo:font-size="14pt" style:font-size-asian="14pt" style:font-size-complex="14pt"/>
    </style:style>
    <style:style style:name="P9" style:parent-style-name="Standard" style:family="paragraph">
      <style:text-properties fo:font-weight="bold" style:font-weight-asian="bold" style:font-weight-complex="bold" fo:color="#ED7D31" fo:font-size="14pt" style:font-size-asian="14pt" style:font-size-complex="14pt"/>
    </style:style>
    <style:style style:name="P10" style:parent-style-name="Standard" style:family="paragraph">
      <style:text-properties fo:font-weight="bold" style:font-weight-asian="bold" style:font-weight-complex="bold" fo:color="#ED7D31" fo:font-size="14pt" style:font-size-asian="14pt" style:font-size-complex="14pt"/>
    </style:style>
    <style:style style:name="P11" style:parent-style-name="Standard" style:family="paragraph">
      <style:text-properties fo:font-weight="bold" style:font-weight-asian="bold" style:font-weight-complex="bold" fo:color="#ED7D31" fo:font-size="14pt" style:font-size-asian="14pt" style:font-size-complex="14pt"/>
    </style:style>
    <style:style style:name="P12" style:parent-style-name="Standard" style:family="paragraph">
      <style:text-properties fo:font-weight="bold" style:font-weight-asian="bold" style:font-weight-complex="bold" fo:color="#ED7D31" fo:font-size="14pt" style:font-size-asian="14pt" style:font-size-complex="14pt"/>
    </style:style>
    <style:style style:name="P13" style:parent-style-name="Standard" style:family="paragraph">
      <style:text-properties fo:font-weight="bold" style:font-weight-asian="bold" style:font-weight-complex="bold" fo:color="#ED7D31" fo:font-size="14pt" style:font-size-asian="14pt" style:font-size-complex="14pt"/>
    </style:style>
    <style:style style:name="P14" style:parent-style-name="Standard" style:family="paragraph">
      <style:text-properties fo:font-weight="bold" style:font-weight-asian="bold" style:font-weight-complex="bold" fo:color="#ED7D31" fo:font-size="14pt" style:font-size-asian="14pt" style:font-size-complex="14pt"/>
    </style:style>
    <style:style style:name="P15" style:parent-style-name="Standard" style:family="paragraph">
      <style:text-properties fo:font-weight="bold" style:font-weight-asian="bold" style:font-weight-complex="bold" fo:font-size="14pt" style:font-size-asian="14pt" style:font-size-complex="14pt"/>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NormalWeb" style:family="paragraph">
      <style:paragraph-properties style:vertical-align="baseline" fo:margin-top="0in" fo:margin-bottom="0.1666in"/>
      <style:text-properties style:font-name="Helvetica" fo:color="#ED7D31" fo:font-size="14pt" style:font-size-asian="14pt" style:font-size-complex="14pt"/>
    </style:style>
    <style:style style:name="P22" style:parent-style-name="NormalWeb" style:family="paragraph">
      <style:paragraph-properties style:vertical-align="baseline" fo:margin-top="0in" fo:margin-bottom="0.1666in"/>
      <style:text-properties style:font-name="Helvetica" fo:color="#ED7D31" fo:font-size="14pt" style:font-size-asian="14pt" style:font-size-complex="14pt"/>
    </style:style>
    <style:style style:name="P23" style:parent-style-name="NormalWeb" style:family="paragraph">
      <style:paragraph-properties style:vertical-align="baseline" fo:margin-top="0in" fo:margin-bottom="0.1666in"/>
      <style:text-properties style:font-name="Helvetica" fo:color="#ED7D31"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fo:font-weight="bold" style:font-weight-asian="bold" style:font-weight-complex="bold" fo:font-size="14pt" style:font-size-asian="14pt" style:font-size-complex="14pt"/>
    </style:style>
    <style:style style:name="P27" style:parent-style-name="Standard" style:family="paragraph">
      <style:text-properties fo:font-weight="bold" style:font-weight-asian="bold" style:font-weight-complex="bold" fo:font-size="14pt" style:font-size-asian="14pt" style:font-size-complex="14pt"/>
    </style:style>
    <style:style style:name="P28" style:parent-style-name="Standard" style:family="paragraph">
      <style:text-properties fo:font-weight="bold" style:font-weight-asian="bold" style:font-weight-complex="bold"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Nicholas Weekes</text:p>
      <text:p text:style-name="P2">02-10-2020</text:p>
      <text:p text:style-name="P3">Prof: J. reid</text:p>
      <text:p text:style-name="P4">ASSIGNMENT 2</text:p>
      <text:p text:style-name="P5"/>
      <text:p text:style-name="P6">1. <text:s/>Given the memory contents of the IAS computer shown below, show the assembly language code for the program, stating at address 08A. And explain what this program does.</text:p>
      <text:p text:style-name="P7"/>
      <text:p text:style-name="P8">08A →<text:s/>LOAD M(OFA) STOR M (OFB)</text:p>
      <text:p text:style-name="P9">08B → LOAD M(0FA)</text:p>
      <text:p text:style-name="P10">JUMP + M(08D)</text:p>
      <text:p text:style-name="P11">08C → Load → M(0FA)</text:p>
      <text:p text:style-name="P12">STOR M(0FB)</text:p>
      <text:p text:style-name="P13">08D</text:p>
      <text:p text:style-name="P14">* The purpose for this Assembly program is to store the absolute value into the location 0FA, then store that data into location 0FB. Technically; the program is just moving the data into various locations to be stored.</text:p>
      <text:p text:style-name="P15"/>
      <text:p text:style-name="P16"/>
      <text:p text:style-name="P17">2. Write an IAS program that computes the sum of consecutive integer starting from 1 to n to uses the consecutive integer sum formula</text:p>
      <text:p text:style-name="P18">S = n (n + 1) 2.</text:p>
      <text:p text:style-name="P19"/>
      <text:p text:style-name="P20">Assume there will be no overflow and only<text:s/>use machine language</text:p>
      <text:p text:style-name="P21">#include &lt;fstream&gt;<text:line-break/>#include &lt;iostream&gt;<text:line-break/>#include &lt;iomanip&gt;<text:line-break/>#include &lt;cstring&gt;<text:line-break/>#include &lt;cstdlib&gt;<text:line-break/>#include &lt;ctime&gt;<text:line-break/>#include &lt;vector&gt;<text:line-break/>using namespace std;</text:p>
      <text:p text:style-name="P22"><text:line-break/>int main () {<text:line-break/>  <text:line-break/>int i; //Declaring variables</text:p>
      <text:p text:style-name="P23">int sumNum;<text:line-break/><text:line-break/><text:soft-page-break/>cout&lt;&lt;"Enter a number :" &lt;&lt; endl;<text:line-break/>cin&gt;&gt;n;<text:line-break/>  <text:line-break/>sumNum=(i*(i+1))/2;<text:line-break/>  <text:line-break/>cout&lt;&lt;"Sum of first "&lt;&lt;i&lt;&lt;" numbers :"&lt;&lt;sumNum&lt;&lt;endl;<text:line-break/>  <text:line-break/>  <text:line-break/>   return 0;<text:line-break/>}</text:p>
      <text:p text:style-name="P24"/>
      <text:p text:style-name="P25"/>
      <text:p text:style-name="P26"/>
      <text:p text:style-name="P27">3. Write a C++ function that takes a string array of assembly language commands and an ifstream reference as parameters. Given that the indices of the array represent the opcode of the assembly language commands and the ifstream object’s file consists rows of 32-bit binary strings, make the function store the translated instructions in another file.</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svg:font-family="Helvetica"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holas Weekes</dc:creator>
    <meta:creation-date>2020-02-13T02:39:00Z</meta:creation-date>
    <dc:date>2020-02-14T20:09:00Z</dc:date>
    <meta:template xlink:href="Normal.dotm" xlink:type="simple"/>
    <meta:editing-cycles>4</meta:editing-cycles>
    <meta:editing-duration>PT2580S</meta:editing-duration>
    <meta:document-statistic meta:page-count="2" meta:paragraph-count="2" meta:word-count="220" meta:character-count="1474" meta:row-count="10" meta:non-whitespace-character-count="1256"/>
  </office:meta>
</office:document-meta>
</file>